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fc50" officeooo:paragraph-rsid="001efc50"/>
    </style:style>
    <style:style style:name="P2" style:family="paragraph" style:parent-style-name="Standard">
      <style:text-properties officeooo:rsid="0021f704" officeooo:paragraph-rsid="0021f704"/>
    </style:style>
    <style:style style:name="P3" style:family="paragraph" style:parent-style-name="Standard">
      <style:text-properties officeooo:rsid="00220dd2" officeooo:paragraph-rsid="00220dd2"/>
    </style:style>
    <style:style style:name="P4" style:family="paragraph" style:parent-style-name="Standard">
      <style:text-properties officeooo:rsid="0023272a" officeooo:paragraph-rsid="0023272a"/>
    </style:style>
    <style:style style:name="P5" style:family="paragraph" style:parent-style-name="Standard">
      <style:text-properties style:text-underline-style="none" officeooo:rsid="002c5f6a" officeooo:paragraph-rsid="002c5f6a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220dd2" officeooo:paragraph-rsid="00220dd2"/>
    </style:style>
    <style:style style:name="P7" style:family="paragraph" style:parent-style-name="Standard">
      <style:text-properties officeooo:rsid="0021f704" officeooo:paragraph-rsid="0021f704"/>
    </style:style>
    <style:style style:name="P8" style:family="paragraph" style:parent-style-name="Standard">
      <style:text-properties officeooo:rsid="00301a92" officeooo:paragraph-rsid="00301a92"/>
    </style:style>
    <style:style style:name="P9" style:family="paragraph" style:parent-style-name="Standard">
      <style:text-properties officeooo:rsid="001efc50" officeooo:paragraph-rsid="001efc50"/>
    </style:style>
    <style:style style:name="P10" style:family="paragraph" style:parent-style-name="Standard">
      <style:text-properties fo:font-weight="bold" officeooo:rsid="00301a92" officeooo:paragraph-rsid="00301a92" style:font-weight-asian="bold" style:font-weight-complex="bold"/>
    </style:style>
    <style:style style:name="T1" style:family="text">
      <style:text-properties officeooo:rsid="0020e782"/>
    </style:style>
    <style:style style:name="T2" style:family="text">
      <style:text-properties officeooo:rsid="00211d19"/>
    </style:style>
    <style:style style:name="T3" style:family="text">
      <style:text-properties officeooo:rsid="0024f4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zwa - ‘gra_karciana_wojna.py’</text:p>
      <text:p text:style-name="P1">Autor – Ksawery Karbowniczek</text:p>
      <text:p text:style-name="P1">Data powstania – Październik 2019r.</text:p>
      <text:p text:style-name="P2">Wersja oprogramowania – Python 3.7.4</text:p>
      <text:p text:style-name="P8">System operacyjny – Linux / Windows</text:p>
      <text:p text:style-name="P1"/>
      <text:p text:style-name="P10">Wstęp</text:p>
      <text:p text:style-name="P1">Gra karciana Wojna rozgrywana jest pomiędzy dwoma graczami. Przed rozpoczęciem rozgrywki gracze ustalają wielkość talii, jaką będą grać, a następnie tasują karty i rozdają w równej ilości między siebie. W trakcie gry gracze dobierają kartę z wierzchu swojej talii i porównują ich numery – wyższa karta wygrywa. W przypadku remisu tj. wylosowaniu tych samych kart przez obu zawodników dobierają oni kolejne karty do czasu, aż których z nich zwycięży. Gra podzielona została na dwa tryby – ‘tryb do odrzuconych’ i ‘tryb do ręki’. W ‘trybie do odrzuconych’ karty biorące udział w pojedynku lądują po nim na stosie kart odrzuconych, natomiast w ‘trybie <text:span text:style-name="T1">do ręki’ gracz, który przegrał pojedynek oddaje swoją kartę na rzecz zwycięzcy.</text:span> <text:span text:style-name="T1">Zwycięża gracz, który posiada wszystkie karty z talii początkowej lub z większą ilością zwycięstw.</text:span></text:p>
      <text:p text:style-name="P1"/>
      <text:p text:style-name="P10">Rozgrywka</text:p>
      <text:p text:style-name="P1">Pr<text:span text:style-name="T2">zebieg </text:span>‘gra_karciana_wojna.py’ <text:span text:style-name="T2">rozpoczyna się od ustalenia ilości kart w talii początkowej, która zostanie rozdana między obu graczy. Cała talia kart to 52 karty, zatem maksymalnie użytkownik może podać liczbę 26 kart przypadających dla każdego z graczy. W przypadku podania złej liczby program odpytuje w nieskończoność użytkownika o podanie poprawnej liczby. Następnie obu graczom zostają przyporządkowane dwie podtalie kart, którymi będą operować podczas rozgrywki. W następnym kroku użytkownik jest proszony o wybór trybu gry - ‘tryb do ręki’ lub ‘tryb do odrzuconych’. Jest to koniec konfiguracji programu, pora rozpocząć WOJNĘ !!!</text:span></text:p>
      <text:p text:style-name="P1"/>
      <text:p text:style-name="P10">Moduły dodatkowe</text:p>
      <text:p text:style-name="P2">Używane moduły zewnętrzne: random, datetime.</text:p>
      <text:p text:style-name="P4">Używane moduły wewnętrzne: funkcje własne.</text:p>
      <text:p text:style-name="P2"/>
      <text:p text:style-name="P10">Informacje dodatkowe</text:p>
      <text:p text:style-name="P3">Lista słowników kart – jest to lista zawierająca słowniki, które opisują kolor karty, jej numer oraz ‘moc’, która wykorzystywana jest przy porównywaniu kart i ocenie, która z nich jest ‘silniejsza’. </text:p>
      <text:p text:style-name="P3"/>
      <text:p text:style-name="P3">Na początku działania programu gracze nie otrzymują kart do swojej ‘talii’, lecz numery od 2 do 2*ilość kart dla jednego gracza. Po uzyskaniu tych numerów, z listy słowników kart przyporządkowywane są każdemu z graczy odpowiednie słowniki z listy na podstawie wylosowanych i przyporządkowanych wcześniej liczb. W taki sposób każdy z graczy wie jakiego koloru ma karty i z jakim numerem.</text:p>
      <text:p text:style-name="P3"/>
      <text:p text:style-name="P3"><text:s/>‘<text:span text:style-name="T3">Tryb do ręki’ sprawia, że po każdym pojedynku przegrany musi oddać swoje karty przeciwnikowi. W tym trybie zwycięża ten gracz, który posiada wszystkie karty, a jego przeciwnik nie ma kart na ręku i nie ma czym grać.</text:span></text:p>
      <text:p text:style-name="P6"/>
      <text:p text:style-name="P5">W obu trybach gry, podczas remisu w pojedynku gracze dobierają karty tak długo, aż których z nich zwycięży. Taki remisowy pojedynek jest uznawany jako jedna potyczka, licznik zwycięstw któregoś z gracz wzrośnie jedynie o jeden punk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4:07:06.092670606</meta:creation-date>
    <dc:date>2019-11-07T12:02:53.453744419</dc:date>
    <meta:editing-duration>PT29M3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" meta:paragraph-count="17" meta:word-count="413" meta:character-count="2801" meta:non-whitespace-character-count="2396"/>
  </office:meta>
</office:document-meta>
</file>